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62cm"/>
    </style:style>
    <style:style style:name="co2" style:family="table-column">
      <style:table-column-properties fo:break-before="auto" style:column-width="2.041cm"/>
    </style:style>
    <style:style style:name="co3" style:family="table-column">
      <style:table-column-properties fo:break-before="auto" style:column-width="1cm"/>
    </style:style>
    <style:style style:name="co4" style:family="table-column">
      <style:table-column-properties fo:break-before="auto" style:column-width="2.914cm"/>
    </style:style>
    <style:style style:name="co5" style:family="table-column">
      <style:table-column-properties fo:break-before="auto" style:column-width="1.33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a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3" table:number-columns-repeated="1014" table:default-cell-style-name="Default"/>
        <table:table-row table:style-name="ro1">
          <table:table-cell office:value-type="string" calcext:value-type="string">
            <text:p>gen</text:p>
          </table:table-cell>
          <table:table-cell office:value-type="string" calcext:value-type="string">
            <text:p>mavg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irectory</text:p>
          </table:table-cell>
          <table:table-cell office:value-type="string" calcext:value-type="string">
            <text:p>plot</text:p>
          </table:table-cell>
          <table:table-cell office:value-type="string" calcext:value-type="string">
            <text:p>environment</text:p>
          </table:table-cell>
          <table:table-cell office:value-type="string" calcext:value-type="string">
            <text:p>neural_network_type</text:p>
          </table:table-cell>
          <table:table-cell office:value-type="string" calcext:value-type="string">
            <text:p>random_seed_for_environment</text:p>
          </table:table-cell>
          <table:table-cell office:value-type="string" calcext:value-type="string">
            <text:p>population_size</text:p>
          </table:table-cell>
          <table:table-cell office:value-type="string" calcext:value-type="string">
            <text:p>number_generations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number_fitness_runs</text:p>
          </table:table-cell>
          <table:table-cell office:value-type="string" calcext:value-type="string">
            <text:p>number_neurons</text:p>
          </table:table-cell>
          <table:table-cell office:value-type="string" calcext:value-type="string">
            <text:p>delta_t</text:p>
          </table:table-cell>
          <table:table-cell office:value-type="string" calcext:value-type="string">
            <text:p>optimize_state_boundaries</text:p>
          </table:table-cell>
          <table:table-cell office:value-type="string" calcext:value-type="string">
            <text:p>optimize_y0</text:p>
          </table:table-cell>
          <table:table-cell office:value-type="string" calcext:value-type="string">
            <text:p>set_principle_diagonal_elements_of_W_negative</text:p>
          </table:table-cell>
          <table:table-cell office:value-type="string" calcext:value-type="string">
            <text:p>use_biases</text:p>
          </table:table-cell>
          <table:table-cell office:value-type="string" calcext:value-type="string">
            <text:p>number_neurons_layer1</text:p>
          </table:table-cell>
          <table:table-cell office:value-type="string" calcext:value-type="string">
            <text:p>number_neurons_layer2</text:p>
          </table:table-cell>
          <table:table-cell office:value-type="string" calcext:value-type="string">
            <text:p>clipping_range</text:p>
          </table:table-cell>
          <table:table-cell table:number-columns-repeated="1003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-10.4636012986084" calcext:value-type="float">
            <text:p>-10,46</text:p>
          </table:table-cell>
          <table:table-cell office:value-type="float" office:value="47.8495560662863" calcext:value-type="float">
            <text:p>47,85</text:p>
          </table:table-cell>
          <table:table-cell office:value-type="string" calcext:value-type="string">
            <text:p>2020-05-14_19-04-11</text:p>
          </table:table-cell>
          <table:table-cell/>
          <table:table-cell office:value-type="string" calcext:value-type="string">
            <text:p>Ant-v2</text:p>
          </table:table-cell>
          <table:table-cell office:value-type="string" calcext:value-type="string">
            <text:p>CTRNN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52.0453224401147" calcext:value-type="float">
            <text:p>52,05</text:p>
          </table:table-cell>
          <table:table-cell office:value-type="float" office:value="167.879701096482" calcext:value-type="float">
            <text:p>167,88</text:p>
          </table:table-cell>
          <table:table-cell office:value-type="string" calcext:value-type="string">
            <text:p>2020-05-14_18-12-42</text:p>
          </table:table-cell>
          <table:table-cell/>
          <table:table-cell office:value-type="string" calcext:value-type="string">
            <text:p>Ant-v2</text:p>
          </table:table-cell>
          <table:table-cell office:value-type="string" calcext:value-type="string">
            <text:p>CTRNN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2500" calcext:value-type="float">
            <text:p>250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1580.28724812842" calcext:value-type="float">
            <text:p>1580,29</text:p>
          </table:table-cell>
          <table:table-cell office:value-type="float" office:value="2382.48345540719" calcext:value-type="float">
            <text:p>2382,48</text:p>
          </table:table-cell>
          <table:table-cell office:value-type="string" calcext:value-type="string">
            <text:p>2020-05-14_13-34-51</text:p>
          </table:table-cell>
          <table:table-cell/>
          <table:table-cell office:value-type="string" calcext:value-type="string">
            <text:p>Ant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716.707042591006" calcext:value-type="float">
            <text:p>716,71</text:p>
          </table:table-cell>
          <table:table-cell office:value-type="float" office:value="933.483992798746" calcext:value-type="float">
            <text:p>933,48</text:p>
          </table:table-cell>
          <table:table-cell office:value-type="string" calcext:value-type="string">
            <text:p>2020-05-12_00-33-29</text:p>
          </table:table-cell>
          <table:table-cell/>
          <table:table-cell office:value-type="string" calcext:value-type="string">
            <text:p>HalfCheetah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797.236217909626" calcext:value-type="float">
            <text:p>797,24</text:p>
          </table:table-cell>
          <table:table-cell office:value-type="float" office:value="947.829656929442" calcext:value-type="float">
            <text:p>947,83</text:p>
          </table:table-cell>
          <table:table-cell office:value-type="string" calcext:value-type="string">
            <text:p>2020-05-10_21-04-45</text:p>
          </table:table-cell>
          <table:table-cell/>
          <table:table-cell office:value-type="string" calcext:value-type="string">
            <text:p>HalfCheetah-v2</text:p>
          </table:table-cell>
          <table:table-cell office:value-type="string" calcext:value-type="string">
            <text:p>CTRNN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770.12481166872" calcext:value-type="float">
            <text:p>770,12</text:p>
          </table:table-cell>
          <table:table-cell office:value-type="float" office:value="950.949337862734" calcext:value-type="float">
            <text:p>950,95</text:p>
          </table:table-cell>
          <table:table-cell office:value-type="string" calcext:value-type="string">
            <text:p>2020-05-12_10-26-33</text:p>
          </table:table-cell>
          <table:table-cell/>
          <table:table-cell office:value-type="string" calcext:value-type="string">
            <text:p>HalfCheetah-v2</text:p>
          </table:table-cell>
          <table:table-cell office:value-type="string" calcext:value-type="string">
            <text:p>CTRNN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802.326985159506" calcext:value-type="float">
            <text:p>802,33</text:p>
          </table:table-cell>
          <table:table-cell office:value-type="float" office:value="994.6137140095" calcext:value-type="float">
            <text:p>994,61</text:p>
          </table:table-cell>
          <table:table-cell office:value-type="string" calcext:value-type="string">
            <text:p>2020-05-08_03-57-21</text:p>
          </table:table-cell>
          <table:table-cell/>
          <table:table-cell office:value-type="string" calcext:value-type="string">
            <text:p>HalfCheetah-v2</text:p>
          </table:table-cell>
          <table:table-cell office:value-type="string" calcext:value-type="string">
            <text:p>LNN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1004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850.112510902096" calcext:value-type="float">
            <text:p>850,11</text:p>
          </table:table-cell>
          <table:table-cell office:value-type="float" office:value="1064.63628503247" calcext:value-type="float">
            <text:p>1064,64</text:p>
          </table:table-cell>
          <table:table-cell office:value-type="string" calcext:value-type="string">
            <text:p>2020-05-09_12-31-05</text:p>
          </table:table-cell>
          <table:table-cell/>
          <table:table-cell office:value-type="string" calcext:value-type="string">
            <text:p>HalfCheetah-v2</text:p>
          </table:table-cell>
          <table:table-cell office:value-type="string" calcext:value-type="string">
            <text:p>CTRNN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942.962479664863" calcext:value-type="float">
            <text:p>942,96</text:p>
          </table:table-cell>
          <table:table-cell office:value-type="float" office:value="1223.76198680794" calcext:value-type="float">
            <text:p>1223,76</text:p>
          </table:table-cell>
          <table:table-cell office:value-type="string" calcext:value-type="string">
            <text:p>2020-05-08_09-58-09</text:p>
          </table:table-cell>
          <table:table-cell/>
          <table:table-cell office:value-type="string" calcext:value-type="string">
            <text:p>HalfCheetah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1116.99077637701" calcext:value-type="float">
            <text:p>1116,99</text:p>
          </table:table-cell>
          <table:table-cell office:value-type="float" office:value="1258.66494263433" calcext:value-type="float">
            <text:p>1258,66</text:p>
          </table:table-cell>
          <table:table-cell office:value-type="string" calcext:value-type="string">
            <text:p>2020-05-09_20-08-51</text:p>
          </table:table-cell>
          <table:table-cell/>
          <table:table-cell office:value-type="string" calcext:value-type="string">
            <text:p>HalfCheetah-v2</text:p>
          </table:table-cell>
          <table:table-cell office:value-type="string" calcext:value-type="string">
            <text:p>CTRNN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1561.27669758474" calcext:value-type="float">
            <text:p>1561,28</text:p>
          </table:table-cell>
          <table:table-cell office:value-type="float" office:value="1599.11697488614" calcext:value-type="float">
            <text:p>1599,12</text:p>
          </table:table-cell>
          <table:table-cell office:value-type="string" calcext:value-type="string">
            <text:p>2020-05-11_15-56-24</text:p>
          </table:table-cell>
          <table:table-cell/>
          <table:table-cell office:value-type="string" calcext:value-type="string">
            <text:p>HalfCheetah-v2</text:p>
          </table:table-cell>
          <table:table-cell office:value-type="string" calcext:value-type="string">
            <text:p>CTRNN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1533.90045570198" calcext:value-type="float">
            <text:p>1533,90</text:p>
          </table:table-cell>
          <table:table-cell office:value-type="float" office:value="1677.52940852342" calcext:value-type="float">
            <text:p>1677,53</text:p>
          </table:table-cell>
          <table:table-cell office:value-type="string" calcext:value-type="string">
            <text:p>2020-05-10_11-11-08</text:p>
          </table:table-cell>
          <table:table-cell/>
          <table:table-cell office:value-type="string" calcext:value-type="string">
            <text:p>HalfCheetah-v2</text:p>
          </table:table-cell>
          <table:table-cell office:value-type="string" calcext:value-type="string">
            <text:p>CTRNN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1597.4598578636" calcext:value-type="float">
            <text:p>1597,46</text:p>
          </table:table-cell>
          <table:table-cell office:value-type="float" office:value="1694.20679160574" calcext:value-type="float">
            <text:p>1694,21</text:p>
          </table:table-cell>
          <table:table-cell office:value-type="string" calcext:value-type="string">
            <text:p>2020-05-11_06-31-10</text:p>
          </table:table-cell>
          <table:table-cell/>
          <table:table-cell office:value-type="string" calcext:value-type="string">
            <text:p>HalfCheetah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1556.24313787679" calcext:value-type="float">
            <text:p>1556,24</text:p>
          </table:table-cell>
          <table:table-cell office:value-type="float" office:value="1695.78158150712" calcext:value-type="float">
            <text:p>1695,78</text:p>
          </table:table-cell>
          <table:table-cell office:value-type="string" calcext:value-type="string">
            <text:p>2020-05-08_23-54-57</text:p>
          </table:table-cell>
          <table:table-cell/>
          <table:table-cell office:value-type="string" calcext:value-type="string">
            <text:p>HalfCheetah-v2</text:p>
          </table:table-cell>
          <table:table-cell office:value-type="string" calcext:value-type="string">
            <text:p>CTRNN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1577.28660259151" calcext:value-type="float">
            <text:p>1577,29</text:p>
          </table:table-cell>
          <table:table-cell office:value-type="float" office:value="1812.77696404299" calcext:value-type="float">
            <text:p>1812,78</text:p>
          </table:table-cell>
          <table:table-cell office:value-type="string" calcext:value-type="string">
            <text:p>2020-05-13_13-04-05</text:p>
          </table:table-cell>
          <table:table-cell/>
          <table:table-cell office:value-type="string" calcext:value-type="string">
            <text:p>HalfCheetah-v2</text:p>
          </table:table-cell>
          <table:table-cell office:value-type="string" calcext:value-type="string">
            <text:p>CTRNN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2371.47706352447" calcext:value-type="float">
            <text:p>2371,48</text:p>
          </table:table-cell>
          <table:table-cell office:value-type="float" office:value="2494.1730127832" calcext:value-type="float">
            <text:p>2494,17</text:p>
          </table:table-cell>
          <table:table-cell office:value-type="string" calcext:value-type="string">
            <text:p>2020-05-12_02-27-15</text:p>
          </table:table-cell>
          <table:table-cell/>
          <table:table-cell office:value-type="string" calcext:value-type="string">
            <text:p>HalfCheetah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500" calcext:value-type="float">
            <text:p>250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1385.26433773091" calcext:value-type="float">
            <text:p>1385,26</text:p>
          </table:table-cell>
          <table:table-cell office:value-type="float" office:value="2602.96541029281" calcext:value-type="float">
            <text:p>2602,97</text:p>
          </table:table-cell>
          <table:table-cell office:value-type="string" calcext:value-type="string">
            <text:p>2020-05-14_11-25-34</text:p>
          </table:table-cell>
          <table:table-cell/>
          <table:table-cell office:value-type="string" calcext:value-type="string">
            <text:p>HalfCheetah-v2</text:p>
          </table:table-cell>
          <table:table-cell office:value-type="string" calcext:value-type="string">
            <text:p>CTRNN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2353.66382838646" calcext:value-type="float">
            <text:p>2353,66</text:p>
          </table:table-cell>
          <table:table-cell office:value-type="float" office:value="2705.82645033295" calcext:value-type="float">
            <text:p>2705,83</text:p>
          </table:table-cell>
          <table:table-cell office:value-type="string" calcext:value-type="string">
            <text:p>2020-05-12_01-29-16</text:p>
          </table:table-cell>
          <table:table-cell/>
          <table:table-cell office:value-type="string" calcext:value-type="string">
            <text:p>HalfCheetah-v2</text:p>
          </table:table-cell>
          <table:table-cell office:value-type="string" calcext:value-type="string">
            <text:p>CTRNN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2500" calcext:value-type="float">
            <text:p>250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2373.83250053813" calcext:value-type="float">
            <text:p>2373,83</text:p>
          </table:table-cell>
          <table:table-cell office:value-type="float" office:value="3003.95154057222" calcext:value-type="float">
            <text:p>3003,95</text:p>
          </table:table-cell>
          <table:table-cell office:value-type="string" calcext:value-type="string">
            <text:p>2020-05-12_03-26-56</text:p>
          </table:table-cell>
          <table:table-cell/>
          <table:table-cell office:value-type="string" calcext:value-type="string">
            <text:p>HalfCheetah-v2</text:p>
          </table:table-cell>
          <table:table-cell office:value-type="string" calcext:value-type="string">
            <text:p>CTRNN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500" calcext:value-type="float">
            <text:p>250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2292.08279323606" calcext:value-type="float">
            <text:p>2292,08</text:p>
          </table:table-cell>
          <table:table-cell office:value-type="float" office:value="3076.12183178599" calcext:value-type="float">
            <text:p>3076,12</text:p>
          </table:table-cell>
          <table:table-cell office:value-type="string" calcext:value-type="string">
            <text:p>2020-05-11_23-36-07</text:p>
          </table:table-cell>
          <table:table-cell/>
          <table:table-cell office:value-type="string" calcext:value-type="string">
            <text:p>HalfCheetah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3401.61593006605" calcext:value-type="float">
            <text:p>3401,62</text:p>
          </table:table-cell>
          <table:table-cell office:value-type="float" office:value="3602.84951510721" calcext:value-type="float">
            <text:p>3602,85</text:p>
          </table:table-cell>
          <table:table-cell office:value-type="string" calcext:value-type="string">
            <text:p>2020-05-08_11-49-34</text:p>
          </table:table-cell>
          <table:table-cell/>
          <table:table-cell office:value-type="string" calcext:value-type="string">
            <text:p>HalfCheetah-v2</text:p>
          </table:table-cell>
          <table:table-cell office:value-type="string" calcext:value-type="string">
            <text:p>LNN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1004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2790.25113755472" calcext:value-type="float">
            <text:p>2790,25</text:p>
          </table:table-cell>
          <table:table-cell office:value-type="float" office:value="3642.46075052363" calcext:value-type="float">
            <text:p>3642,46</text:p>
          </table:table-cell>
          <table:table-cell office:value-type="string" calcext:value-type="string">
            <text:p>2020-05-12_04-07-49</text:p>
          </table:table-cell>
          <table:table-cell/>
          <table:table-cell office:value-type="string" calcext:value-type="string">
            <text:p>HalfCheetah-v2</text:p>
          </table:table-cell>
          <table:table-cell office:value-type="string" calcext:value-type="string">
            <text:p>CTRNN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,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3864.00836975137" calcext:value-type="float">
            <text:p>3864,01</text:p>
          </table:table-cell>
          <table:table-cell office:value-type="float" office:value="4053.29335745253" calcext:value-type="float">
            <text:p>4053,29</text:p>
          </table:table-cell>
          <table:table-cell office:value-type="string" calcext:value-type="string">
            <text:p>2020-05-08_16-17-24</text:p>
          </table:table-cell>
          <table:table-cell/>
          <table:table-cell office:value-type="string" calcext:value-type="string">
            <text:p>HalfCheetah-v2</text:p>
          </table:table-cell>
          <table:table-cell office:value-type="string" calcext:value-type="string">
            <text:p>CTRNN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3841.37169464686" calcext:value-type="float">
            <text:p>3841,37</text:p>
          </table:table-cell>
          <table:table-cell office:value-type="float" office:value="4056.51297016463" calcext:value-type="float">
            <text:p>4056,51</text:p>
          </table:table-cell>
          <table:table-cell office:value-type="string" calcext:value-type="string">
            <text:p>2020-05-10_16-14-23</text:p>
          </table:table-cell>
          <table:table-cell/>
          <table:table-cell office:value-type="string" calcext:value-type="string">
            <text:p>HalfCheetah-v2</text:p>
          </table:table-cell>
          <table:table-cell office:value-type="string" calcext:value-type="string">
            <text:p>CTRNN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4019.25938671347" calcext:value-type="float">
            <text:p>4019,26</text:p>
          </table:table-cell>
          <table:table-cell office:value-type="float" office:value="4288.01685530899" calcext:value-type="float">
            <text:p>4288,02</text:p>
          </table:table-cell>
          <table:table-cell office:value-type="string" calcext:value-type="string">
            <text:p>2020-05-12_14-42-57</text:p>
          </table:table-cell>
          <table:table-cell/>
          <table:table-cell office:value-type="string" calcext:value-type="string">
            <text:p>HalfCheetah-v2</text:p>
          </table:table-cell>
          <table:table-cell office:value-type="string" calcext:value-type="string">
            <text:p>CTRNN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2500" calcext:value-type="float">
            <text:p>250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4376.75674350565" calcext:value-type="float">
            <text:p>4376,76</text:p>
          </table:table-cell>
          <table:table-cell office:value-type="float" office:value="5099.53969472061" calcext:value-type="float">
            <text:p>5099,54</text:p>
          </table:table-cell>
          <table:table-cell office:value-type="string" calcext:value-type="string">
            <text:p>2020-05-12_03-42-02</text:p>
          </table:table-cell>
          <table:table-cell/>
          <table:table-cell office:value-type="string" calcext:value-type="string">
            <text:p>HalfCheetah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500" calcext:value-type="float">
            <text:p>250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4460.3713817815" calcext:value-type="float">
            <text:p>4460,37</text:p>
          </table:table-cell>
          <table:table-cell office:value-type="float" office:value="5208.69563549002" calcext:value-type="float">
            <text:p>5208,70</text:p>
          </table:table-cell>
          <table:table-cell office:value-type="string" calcext:value-type="string">
            <text:p>2020-05-10_19-18-03</text:p>
          </table:table-cell>
          <table:table-cell/>
          <table:table-cell office:value-type="string" calcext:value-type="string">
            <text:p>HalfCheetah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4417.83347760439" calcext:value-type="float">
            <text:p>4417,83</text:p>
          </table:table-cell>
          <table:table-cell office:value-type="float" office:value="5263.09620206786" calcext:value-type="float">
            <text:p>5263,10</text:p>
          </table:table-cell>
          <table:table-cell office:value-type="string" calcext:value-type="string">
            <text:p>2020-05-13_15-12-46</text:p>
          </table:table-cell>
          <table:table-cell/>
          <table:table-cell office:value-type="string" calcext:value-type="string">
            <text:p>HalfCheetah-v2</text:p>
          </table:table-cell>
          <table:table-cell office:value-type="string" calcext:value-type="string">
            <text:p>CTRNN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280.020912366337" calcext:value-type="float">
            <text:p>280,02</text:p>
          </table:table-cell>
          <table:table-cell office:value-type="float" office:value="1012.32158362849" calcext:value-type="float">
            <text:p>1012,32</text:p>
          </table:table-cell>
          <table:table-cell office:value-type="string" calcext:value-type="string">
            <text:p>2020-05-15_22-31-26</text:p>
          </table:table-cell>
          <table:table-cell/>
          <table:table-cell office:value-type="string" calcext:value-type="string">
            <text:p>Hopper-v2</text:p>
          </table:table-cell>
          <table:table-cell office:value-type="string" calcext:value-type="string">
            <text:p>LNN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284.437930122466" calcext:value-type="float">
            <text:p>284,44</text:p>
          </table:table-cell>
          <table:table-cell office:value-type="float" office:value="1025.83983238142" calcext:value-type="float">
            <text:p>1025,84</text:p>
          </table:table-cell>
          <table:table-cell office:value-type="string" calcext:value-type="string">
            <text:p>2020-05-16_00-02-30</text:p>
          </table:table-cell>
          <table:table-cell/>
          <table:table-cell office:value-type="string" calcext:value-type="string">
            <text:p>Hopper-v2</text:p>
          </table:table-cell>
          <table:table-cell office:value-type="string" calcext:value-type="string">
            <text:p>LNN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1034.43969651586" calcext:value-type="float">
            <text:p>1034,44</text:p>
          </table:table-cell>
          <table:table-cell office:value-type="float" office:value="1054.34048311566" calcext:value-type="float">
            <text:p>1054,34</text:p>
          </table:table-cell>
          <table:table-cell office:value-type="string" calcext:value-type="string">
            <text:p>2020-05-15_14-42-17</text:p>
          </table:table-cell>
          <table:table-cell/>
          <table:table-cell office:value-type="string" calcext:value-type="string">
            <text:p>Hopper-v2</text:p>
          </table:table-cell>
          <table:table-cell office:value-type="string" calcext:value-type="string">
            <text:p>LNN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1033.93405999736" calcext:value-type="float">
            <text:p>1033,93</text:p>
          </table:table-cell>
          <table:table-cell office:value-type="float" office:value="1163.76541390905" calcext:value-type="float">
            <text:p>1163,77</text:p>
          </table:table-cell>
          <table:table-cell office:value-type="string" calcext:value-type="string">
            <text:p>2020-05-16_06-26-06</text:p>
          </table:table-cell>
          <table:table-cell/>
          <table:table-cell office:value-type="string" calcext:value-type="string">
            <text:p>Hopper-v2</text:p>
          </table:table-cell>
          <table:table-cell office:value-type="string" calcext:value-type="string">
            <text:p>LNN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1032.40418920497" calcext:value-type="float">
            <text:p>1032,40</text:p>
          </table:table-cell>
          <table:table-cell office:value-type="float" office:value="1176.39865200965" calcext:value-type="float">
            <text:p>1176,40</text:p>
          </table:table-cell>
          <table:table-cell office:value-type="string" calcext:value-type="string">
            <text:p>2020-05-15_15-53-43</text:p>
          </table:table-cell>
          <table:table-cell/>
          <table:table-cell office:value-type="string" calcext:value-type="string">
            <text:p>Hopper-v2</text:p>
          </table:table-cell>
          <table:table-cell office:value-type="string" calcext:value-type="string">
            <text:p>LNN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1237.73997837658" calcext:value-type="float">
            <text:p>1237,74</text:p>
          </table:table-cell>
          <table:table-cell office:value-type="float" office:value="1246.08412873018" calcext:value-type="float">
            <text:p>1246,08</text:p>
          </table:table-cell>
          <table:table-cell office:value-type="string" calcext:value-type="string">
            <text:p>2020-05-16_00-43-20</text:p>
          </table:table-cell>
          <table:table-cell/>
          <table:table-cell office:value-type="string" calcext:value-type="string">
            <text:p>Hopper-v2</text:p>
          </table:table-cell>
          <table:table-cell office:value-type="string" calcext:value-type="string">
            <text:p>LNN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1205.46062554505" calcext:value-type="float">
            <text:p>1205,46</text:p>
          </table:table-cell>
          <table:table-cell office:value-type="float" office:value="1254.95361534479" calcext:value-type="float">
            <text:p>1254,95</text:p>
          </table:table-cell>
          <table:table-cell office:value-type="string" calcext:value-type="string">
            <text:p>2020-05-16_04-58-43</text:p>
          </table:table-cell>
          <table:table-cell/>
          <table:table-cell office:value-type="string" calcext:value-type="string">
            <text:p>Hopper-v2</text:p>
          </table:table-cell>
          <table:table-cell office:value-type="string" calcext:value-type="string">
            <text:p>LNN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1138.36518849588" calcext:value-type="float">
            <text:p>1138,37</text:p>
          </table:table-cell>
          <table:table-cell office:value-type="float" office:value="1325.1949979782" calcext:value-type="float">
            <text:p>1325,19</text:p>
          </table:table-cell>
          <table:table-cell office:value-type="string" calcext:value-type="string">
            <text:p>2020-05-15_09-45-58</text:p>
          </table:table-cell>
          <table:table-cell/>
          <table:table-cell office:value-type="string" calcext:value-type="string">
            <text:p>Hopper-v2</text:p>
          </table:table-cell>
          <table:table-cell office:value-type="string" calcext:value-type="string">
            <text:p>CTRNN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1606.44610447037" calcext:value-type="float">
            <text:p>1606,45</text:p>
          </table:table-cell>
          <table:table-cell office:value-type="float" office:value="1608.77887111037" calcext:value-type="float">
            <text:p>1608,78</text:p>
          </table:table-cell>
          <table:table-cell office:value-type="string" calcext:value-type="string">
            <text:p>2020-05-16_03-29-49</text:p>
          </table:table-cell>
          <table:table-cell/>
          <table:table-cell office:value-type="string" calcext:value-type="string">
            <text:p>Hopper-v2</text:p>
          </table:table-cell>
          <table:table-cell office:value-type="string" calcext:value-type="string">
            <text:p>LNN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1646.92821962264" calcext:value-type="float">
            <text:p>1646,93</text:p>
          </table:table-cell>
          <table:table-cell office:value-type="float" office:value="1649.07831466304" calcext:value-type="float">
            <text:p>1649,08</text:p>
          </table:table-cell>
          <table:table-cell office:value-type="string" calcext:value-type="string">
            <text:p>2020-05-15_13-19-28</text:p>
          </table:table-cell>
          <table:table-cell/>
          <table:table-cell office:value-type="string" calcext:value-type="string">
            <text:p>Hopper-v2</text:p>
          </table:table-cell>
          <table:table-cell office:value-type="string" calcext:value-type="string">
            <text:p>LNN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1619.71156601298" calcext:value-type="float">
            <text:p>1619,71</text:p>
          </table:table-cell>
          <table:table-cell office:value-type="float" office:value="1650.26477571314" calcext:value-type="float">
            <text:p>1650,26</text:p>
          </table:table-cell>
          <table:table-cell office:value-type="string" calcext:value-type="string">
            <text:p>2020-05-15_08-22-42</text:p>
          </table:table-cell>
          <table:table-cell/>
          <table:table-cell office:value-type="string" calcext:value-type="string">
            <text:p>Hopper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5" calcext:value-type="float">
            <text:p>0,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1440.89871658418" calcext:value-type="float">
            <text:p>1440,90</text:p>
          </table:table-cell>
          <table:table-cell office:value-type="float" office:value="1654.00101189123" calcext:value-type="float">
            <text:p>1654,00</text:p>
          </table:table-cell>
          <table:table-cell office:value-type="string" calcext:value-type="string">
            <text:p>2020-05-15_22-48-54</text:p>
          </table:table-cell>
          <table:table-cell/>
          <table:table-cell office:value-type="string" calcext:value-type="string">
            <text:p>Hopper-v2</text:p>
          </table:table-cell>
          <table:table-cell office:value-type="string" calcext:value-type="string">
            <text:p>LNN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1653.64859259905" calcext:value-type="float">
            <text:p>1653,65</text:p>
          </table:table-cell>
          <table:table-cell office:value-type="float" office:value="1658.3704464313" calcext:value-type="float">
            <text:p>1658,37</text:p>
          </table:table-cell>
          <table:table-cell office:value-type="string" calcext:value-type="string">
            <text:p>2020-05-16_08-09-02</text:p>
          </table:table-cell>
          <table:table-cell/>
          <table:table-cell office:value-type="string" calcext:value-type="string">
            <text:p>Hopper-v2</text:p>
          </table:table-cell>
          <table:table-cell office:value-type="string" calcext:value-type="string">
            <text:p>LNN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2500" calcext:value-type="float">
            <text:p>250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1640.8566704556" calcext:value-type="float">
            <text:p>1640,86</text:p>
          </table:table-cell>
          <table:table-cell office:value-type="float" office:value="1674.80864024284" calcext:value-type="float">
            <text:p>1674,81</text:p>
          </table:table-cell>
          <table:table-cell office:value-type="string" calcext:value-type="string">
            <text:p>2020-05-16_02-46-51</text:p>
          </table:table-cell>
          <table:table-cell/>
          <table:table-cell office:value-type="string" calcext:value-type="string">
            <text:p>Hopper-v2</text:p>
          </table:table-cell>
          <table:table-cell office:value-type="string" calcext:value-type="string">
            <text:p>LNN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1212.31335310192" calcext:value-type="float">
            <text:p>1212,31</text:p>
          </table:table-cell>
          <table:table-cell office:value-type="float" office:value="1689.07750092747" calcext:value-type="float">
            <text:p>1689,08</text:p>
          </table:table-cell>
          <table:table-cell office:value-type="string" calcext:value-type="string">
            <text:p>2020-05-07_17-03-40</text:p>
          </table:table-cell>
          <table:table-cell/>
          <table:table-cell office:value-type="string" calcext:value-type="string">
            <text:p>Hopper-v2</text:p>
          </table:table-cell>
          <table:table-cell office:value-type="string" calcext:value-type="string">
            <text:p>LNN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1004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1062.6610431272" calcext:value-type="float">
            <text:p>1062,66</text:p>
          </table:table-cell>
          <table:table-cell office:value-type="float" office:value="1706.06846085257" calcext:value-type="float">
            <text:p>1706,07</text:p>
          </table:table-cell>
          <table:table-cell office:value-type="string" calcext:value-type="string">
            <text:p>2020-05-06_23-35-10</text:p>
          </table:table-cell>
          <table:table-cell/>
          <table:table-cell office:value-type="string" calcext:value-type="string">
            <text:p>Hopper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1743.14164176582" calcext:value-type="float">
            <text:p>1743,14</text:p>
          </table:table-cell>
          <table:table-cell office:value-type="float" office:value="1743.6617679844" calcext:value-type="float">
            <text:p>1743,66</text:p>
          </table:table-cell>
          <table:table-cell office:value-type="string" calcext:value-type="string">
            <text:p>2020-05-15_05-42-05</text:p>
          </table:table-cell>
          <table:table-cell/>
          <table:table-cell office:value-type="string" calcext:value-type="string">
            <text:p>Hopper-v2</text:p>
          </table:table-cell>
          <table:table-cell office:value-type="string" calcext:value-type="string">
            <text:p>CTRNN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1782.52359439802" calcext:value-type="float">
            <text:p>1782,52</text:p>
          </table:table-cell>
          <table:table-cell office:value-type="float" office:value="1797.067639658" calcext:value-type="float">
            <text:p>1797,07</text:p>
          </table:table-cell>
          <table:table-cell office:value-type="string" calcext:value-type="string">
            <text:p>2020-05-15_03-00-50</text:p>
          </table:table-cell>
          <table:table-cell/>
          <table:table-cell office:value-type="string" calcext:value-type="string">
            <text:p>Hopper-v2</text:p>
          </table:table-cell>
          <table:table-cell office:value-type="string" calcext:value-type="string">
            <text:p>CTRNN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1835.11992244877" calcext:value-type="float">
            <text:p>1835,12</text:p>
          </table:table-cell>
          <table:table-cell office:value-type="float" office:value="1847.57609052619" calcext:value-type="float">
            <text:p>1847,58</text:p>
          </table:table-cell>
          <table:table-cell office:value-type="string" calcext:value-type="string">
            <text:p>2020-05-14_21-15-25</text:p>
          </table:table-cell>
          <table:table-cell/>
          <table:table-cell office:value-type="string" calcext:value-type="string">
            <text:p>Hopper-v2</text:p>
          </table:table-cell>
          <table:table-cell office:value-type="string" calcext:value-type="string">
            <text:p>CTRNN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1689.94068878454" calcext:value-type="float">
            <text:p>1689,94</text:p>
          </table:table-cell>
          <table:table-cell office:value-type="float" office:value="1922.16262024588" calcext:value-type="float">
            <text:p>1922,16</text:p>
          </table:table-cell>
          <table:table-cell office:value-type="string" calcext:value-type="string">
            <text:p>2020-05-15_07-40-48</text:p>
          </table:table-cell>
          <table:table-cell/>
          <table:table-cell office:value-type="string" calcext:value-type="string">
            <text:p>Hopper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1465.70318125024" calcext:value-type="float">
            <text:p>1465,70</text:p>
          </table:table-cell>
          <table:table-cell office:value-type="float" office:value="2780.22023526611" calcext:value-type="float">
            <text:p>2780,22</text:p>
          </table:table-cell>
          <table:table-cell office:value-type="string" calcext:value-type="string">
            <text:p>2020-05-15_07-09-38</text:p>
          </table:table-cell>
          <table:table-cell/>
          <table:table-cell office:value-type="string" calcext:value-type="string">
            <text:p>Hopper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2792.07415821941" calcext:value-type="float">
            <text:p>2792,07</text:p>
          </table:table-cell>
          <table:table-cell office:value-type="float" office:value="2818.7598648739" calcext:value-type="float">
            <text:p>2818,76</text:p>
          </table:table-cell>
          <table:table-cell office:value-type="string" calcext:value-type="string">
            <text:p>2020-05-14_23-26-09</text:p>
          </table:table-cell>
          <table:table-cell/>
          <table:table-cell office:value-type="string" calcext:value-type="string">
            <text:p>Hopper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2802.0952179598" calcext:value-type="float">
            <text:p>2802,10</text:p>
          </table:table-cell>
          <table:table-cell office:value-type="float" office:value="2820.99647819022" calcext:value-type="float">
            <text:p>2821,00</text:p>
          </table:table-cell>
          <table:table-cell office:value-type="string" calcext:value-type="string">
            <text:p>2020-05-15_21-50-12</text:p>
          </table:table-cell>
          <table:table-cell/>
          <table:table-cell office:value-type="string" calcext:value-type="string">
            <text:p>Hopper-v2</text:p>
          </table:table-cell>
          <table:table-cell office:value-type="string" calcext:value-type="string">
            <text:p>LNN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2714.02811581256" calcext:value-type="float">
            <text:p>2714,03</text:p>
          </table:table-cell>
          <table:table-cell office:value-type="float" office:value="2866.58702584435" calcext:value-type="float">
            <text:p>2866,59</text:p>
          </table:table-cell>
          <table:table-cell office:value-type="string" calcext:value-type="string">
            <text:p>2020-05-15_21-06-29</text:p>
          </table:table-cell>
          <table:table-cell/>
          <table:table-cell office:value-type="string" calcext:value-type="string">
            <text:p>Hopper-v2</text:p>
          </table:table-cell>
          <table:table-cell office:value-type="string" calcext:value-type="string">
            <text:p>LNN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2500" calcext:value-type="float">
            <text:p>250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2355.95895714386" calcext:value-type="float">
            <text:p>2355,96</text:p>
          </table:table-cell>
          <table:table-cell office:value-type="float" office:value="3010.30599530751" calcext:value-type="float">
            <text:p>3010,31</text:p>
          </table:table-cell>
          <table:table-cell office:value-type="string" calcext:value-type="string">
            <text:p>2020-05-15_19-51-18</text:p>
          </table:table-cell>
          <table:table-cell/>
          <table:table-cell office:value-type="string" calcext:value-type="string">
            <text:p>Hopper-v2</text:p>
          </table:table-cell>
          <table:table-cell office:value-type="string" calcext:value-type="string">
            <text:p>LNN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2990.56110406563" calcext:value-type="float">
            <text:p>2990,56</text:p>
          </table:table-cell>
          <table:table-cell office:value-type="float" office:value="3027.4462186153" calcext:value-type="float">
            <text:p>3027,45</text:p>
          </table:table-cell>
          <table:table-cell office:value-type="string" calcext:value-type="string">
            <text:p>2020-05-15_20-26-33</text:p>
          </table:table-cell>
          <table:table-cell/>
          <table:table-cell office:value-type="string" calcext:value-type="string">
            <text:p>Hopper-v2</text:p>
          </table:table-cell>
          <table:table-cell office:value-type="string" calcext:value-type="string">
            <text:p>LNN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2967.7824220755" calcext:value-type="float">
            <text:p>2967,78</text:p>
          </table:table-cell>
          <table:table-cell office:value-type="float" office:value="3041.23907928719" calcext:value-type="float">
            <text:p>3041,24</text:p>
          </table:table-cell>
          <table:table-cell office:value-type="string" calcext:value-type="string">
            <text:p>2020-05-16_02-07-41</text:p>
          </table:table-cell>
          <table:table-cell/>
          <table:table-cell office:value-type="string" calcext:value-type="string">
            <text:p>Hopper-v2</text:p>
          </table:table-cell>
          <table:table-cell office:value-type="string" calcext:value-type="string">
            <text:p>LNN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2643.76615954998" calcext:value-type="float">
            <text:p>2643,77</text:p>
          </table:table-cell>
          <table:table-cell office:value-type="float" office:value="3403.67652929755" calcext:value-type="float">
            <text:p>3403,68</text:p>
          </table:table-cell>
          <table:table-cell office:value-type="string" calcext:value-type="string">
            <text:p>2020-05-15_04-28-44</text:p>
          </table:table-cell>
          <table:table-cell/>
          <table:table-cell office:value-type="string" calcext:value-type="string">
            <text:p>Hopper-v2</text:p>
          </table:table-cell>
          <table:table-cell office:value-type="string" calcext:value-type="string">
            <text:p>CTRNN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2682.44191070719" calcext:value-type="float">
            <text:p>2682,44</text:p>
          </table:table-cell>
          <table:table-cell office:value-type="float" office:value="3428.51300935694" calcext:value-type="float">
            <text:p>3428,51</text:p>
          </table:table-cell>
          <table:table-cell office:value-type="string" calcext:value-type="string">
            <text:p>2020-05-15_06-31-30</text:p>
          </table:table-cell>
          <table:table-cell/>
          <table:table-cell office:value-type="string" calcext:value-type="string">
            <text:p>Hopper-v2</text:p>
          </table:table-cell>
          <table:table-cell office:value-type="string" calcext:value-type="string">
            <text:p>CTRNN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2394.72700454866" calcext:value-type="float">
            <text:p>2394,73</text:p>
          </table:table-cell>
          <table:table-cell office:value-type="float" office:value="3554.17704012186" calcext:value-type="float">
            <text:p>3554,18</text:p>
          </table:table-cell>
          <table:table-cell office:value-type="string" calcext:value-type="string">
            <text:p>2020-05-07_20-19-47</text:p>
          </table:table-cell>
          <table:table-cell/>
          <table:table-cell office:value-type="string" calcext:value-type="string">
            <text:p>Hopper-v2</text:p>
          </table:table-cell>
          <table:table-cell office:value-type="string" calcext:value-type="string">
            <text:p>LNN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1004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3092.51496552691" calcext:value-type="float">
            <text:p>3092,51</text:p>
          </table:table-cell>
          <table:table-cell office:value-type="float" office:value="3615.67837867373" calcext:value-type="float">
            <text:p>3615,68</text:p>
          </table:table-cell>
          <table:table-cell office:value-type="string" calcext:value-type="string">
            <text:p>2020-05-14_22-44-52</text:p>
          </table:table-cell>
          <table:table-cell/>
          <table:table-cell office:value-type="string" calcext:value-type="string">
            <text:p>Hopper-v2</text:p>
          </table:table-cell>
          <table:table-cell office:value-type="string" calcext:value-type="string">
            <text:p>CTRNN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2500" calcext:value-type="float">
            <text:p>250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3058.35463529482" calcext:value-type="float">
            <text:p>3058,35</text:p>
          </table:table-cell>
          <table:table-cell office:value-type="float" office:value="3687.62797458107" calcext:value-type="float">
            <text:p>3687,63</text:p>
          </table:table-cell>
          <table:table-cell office:value-type="string" calcext:value-type="string">
            <text:p>2020-05-06_17-14-07</text:p>
          </table:table-cell>
          <table:table-cell/>
          <table:table-cell office:value-type="string" calcext:value-type="string">
            <text:p>Hopper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2575.26901986315" calcext:value-type="float">
            <text:p>2575,27</text:p>
          </table:table-cell>
          <table:table-cell office:value-type="float" office:value="3689.34043798893" calcext:value-type="float">
            <text:p>3689,34</text:p>
          </table:table-cell>
          <table:table-cell office:value-type="string" calcext:value-type="string">
            <text:p>2020-05-06_20-26-45</text:p>
          </table:table-cell>
          <table:table-cell/>
          <table:table-cell office:value-type="string" calcext:value-type="string">
            <text:p>Hopper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,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2682.92068525854" calcext:value-type="float">
            <text:p>2682,92</text:p>
          </table:table-cell>
          <table:table-cell office:value-type="float" office:value="3714.840204479" calcext:value-type="float">
            <text:p>3714,84</text:p>
          </table:table-cell>
          <table:table-cell office:value-type="string" calcext:value-type="string">
            <text:p>2020-05-07_18-35-15</text:p>
          </table:table-cell>
          <table:table-cell/>
          <table:table-cell office:value-type="string" calcext:value-type="string">
            <text:p>Hopper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3066.87403796127" calcext:value-type="float">
            <text:p>3066,87</text:p>
          </table:table-cell>
          <table:table-cell office:value-type="float" office:value="3715.88850832582" calcext:value-type="float">
            <text:p>3715,89</text:p>
          </table:table-cell>
          <table:table-cell office:value-type="string" calcext:value-type="string">
            <text:p>2020-05-08_08-36-17</text:p>
          </table:table-cell>
          <table:table-cell/>
          <table:table-cell office:value-type="string" calcext:value-type="string">
            <text:p>Hopper-v2</text:p>
          </table:table-cell>
          <table:table-cell office:value-type="string" calcext:value-type="string">
            <text:p>CTRNN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3070.50737639029" calcext:value-type="float">
            <text:p>3070,51</text:p>
          </table:table-cell>
          <table:table-cell office:value-type="float" office:value="3720.35527647619" calcext:value-type="float">
            <text:p>3720,36</text:p>
          </table:table-cell>
          <table:table-cell office:value-type="string" calcext:value-type="string">
            <text:p>2020-05-07_03-00-26</text:p>
          </table:table-cell>
          <table:table-cell/>
          <table:table-cell office:value-type="string" calcext:value-type="string">
            <text:p>Hopper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-82.7407456102474" calcext:value-type="float">
            <text:p>-82,74</text:p>
          </table:table-cell>
          <table:table-cell office:value-type="float" office:value="-12.5999033182651" calcext:value-type="float">
            <text:p>-12,60</text:p>
          </table:table-cell>
          <table:table-cell office:value-type="string" calcext:value-type="string">
            <text:p>2020-05-20_02-20-52</text:p>
          </table:table-cell>
          <table:table-cell/>
          <table:table-cell office:value-type="string" calcext:value-type="string">
            <text:p>Reacher-v2</text:p>
          </table:table-cell>
          <table:table-cell office:value-type="string" calcext:value-type="string">
            <text:p>LNN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1004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-19.4156797739144" calcext:value-type="float">
            <text:p>-19,42</text:p>
          </table:table-cell>
          <table:table-cell office:value-type="float" office:value="-8.6909139929621" calcext:value-type="float">
            <text:p>-8,69</text:p>
          </table:table-cell>
          <table:table-cell office:value-type="string" calcext:value-type="string">
            <text:p>2020-05-19_20-11-31</text:p>
          </table:table-cell>
          <table:table-cell/>
          <table:table-cell office:value-type="string" calcext:value-type="string">
            <text:p>Reacher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-8.48285751401925" calcext:value-type="float">
            <text:p>-8,48</text:p>
          </table:table-cell>
          <table:table-cell office:value-type="float" office:value="-8.47524192344525" calcext:value-type="float">
            <text:p>-8,48</text:p>
          </table:table-cell>
          <table:table-cell office:value-type="string" calcext:value-type="string">
            <text:p>2020-05-20_17-59-45</text:p>
          </table:table-cell>
          <table:table-cell/>
          <table:table-cell office:value-type="string" calcext:value-type="string">
            <text:p>Reacher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4999" calcext:value-type="float">
            <text:p>4999</text:p>
          </table:table-cell>
          <table:table-cell office:value-type="float" office:value="-8.47421469590831" calcext:value-type="float">
            <text:p>-8,47</text:p>
          </table:table-cell>
          <table:table-cell office:value-type="float" office:value="-8.47280982079266" calcext:value-type="float">
            <text:p>-8,47</text:p>
          </table:table-cell>
          <table:table-cell office:value-type="string" calcext:value-type="string">
            <text:p>2020-05-22_01-50-16</text:p>
          </table:table-cell>
          <table:table-cell/>
          <table:table-cell office:value-type="string" calcext:value-type="string">
            <text:p>Reacher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,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19999" calcext:value-type="float">
            <text:p>19999</text:p>
          </table:table-cell>
          <table:table-cell office:value-type="float" office:value="-8.38070186510407" calcext:value-type="float">
            <text:p>-8,38</text:p>
          </table:table-cell>
          <table:table-cell office:value-type="float" office:value="-8.37494335016005" calcext:value-type="float">
            <text:p>-8,37</text:p>
          </table:table-cell>
          <table:table-cell office:value-type="string" calcext:value-type="string">
            <text:p>2020-06-08_16-24-56</text:p>
          </table:table-cell>
          <table:table-cell/>
          <table:table-cell office:value-type="string" calcext:value-type="string">
            <text:p>Reacher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,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-8.3147969407572" calcext:value-type="float">
            <text:p>-8,31</text:p>
          </table:table-cell>
          <table:table-cell office:value-type="float" office:value="-8.30938137827436" calcext:value-type="float">
            <text:p>-8,31</text:p>
          </table:table-cell>
          <table:table-cell office:value-type="string" calcext:value-type="string">
            <text:p>2020-05-20_22-43-52</text:p>
          </table:table-cell>
          <table:table-cell/>
          <table:table-cell office:value-type="string" calcext:value-type="string">
            <text:p>Reacher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19999" calcext:value-type="float">
            <text:p>19999</text:p>
          </table:table-cell>
          <table:table-cell office:value-type="float" office:value="-8.26094979276257" calcext:value-type="float">
            <text:p>-8,26</text:p>
          </table:table-cell>
          <table:table-cell office:value-type="float" office:value="-8.26058581703128" calcext:value-type="float">
            <text:p>-8,26</text:p>
          </table:table-cell>
          <table:table-cell office:value-type="string" calcext:value-type="string">
            <text:p>2020-06-03_19-15-08</text:p>
          </table:table-cell>
          <table:table-cell/>
          <table:table-cell office:value-type="string" calcext:value-type="string">
            <text:p>Reacher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19999" calcext:value-type="float">
            <text:p>19999</text:p>
          </table:table-cell>
          <table:table-cell office:value-type="float" office:value="-8.25732941022327" calcext:value-type="float">
            <text:p>-8,26</text:p>
          </table:table-cell>
          <table:table-cell office:value-type="float" office:value="-8.25229869767468" calcext:value-type="float">
            <text:p>-8,25</text:p>
          </table:table-cell>
          <table:table-cell office:value-type="string" calcext:value-type="string">
            <text:p>2020-06-06_05-43-37</text:p>
          </table:table-cell>
          <table:table-cell/>
          <table:table-cell office:value-type="string" calcext:value-type="string">
            <text:p>Reacher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,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-8.28437621200981" calcext:value-type="float">
            <text:p>-8,28</text:p>
          </table:table-cell>
          <table:table-cell office:value-type="float" office:value="-8.22726494173879" calcext:value-type="float">
            <text:p>-8,23</text:p>
          </table:table-cell>
          <table:table-cell office:value-type="string" calcext:value-type="string">
            <text:p>2020-05-20_13-15-23</text:p>
          </table:table-cell>
          <table:table-cell/>
          <table:table-cell office:value-type="string" calcext:value-type="string">
            <text:p>Reacher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-8.21544301114217" calcext:value-type="float">
            <text:p>-8,22</text:p>
          </table:table-cell>
          <table:table-cell office:value-type="float" office:value="-8.21139575205849" calcext:value-type="float">
            <text:p>-8,21</text:p>
          </table:table-cell>
          <table:table-cell office:value-type="string" calcext:value-type="string">
            <text:p>2020-05-21_03-27-02</text:p>
          </table:table-cell>
          <table:table-cell/>
          <table:table-cell office:value-type="string" calcext:value-type="string">
            <text:p>Reacher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19999" calcext:value-type="float">
            <text:p>19999</text:p>
          </table:table-cell>
          <table:table-cell office:value-type="float" office:value="-8.20283225794234" calcext:value-type="float">
            <text:p>-8,20</text:p>
          </table:table-cell>
          <table:table-cell office:value-type="float" office:value="-8.20010510035993" calcext:value-type="float">
            <text:p>-8,20</text:p>
          </table:table-cell>
          <table:table-cell office:value-type="string" calcext:value-type="string">
            <text:p>2020-05-28_16-39-34</text:p>
          </table:table-cell>
          <table:table-cell/>
          <table:table-cell office:value-type="string" calcext:value-type="string">
            <text:p>Reacher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0.05" calcext:value-type="float">
            <text:p>0,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19999" calcext:value-type="float">
            <text:p>19999</text:p>
          </table:table-cell>
          <table:table-cell office:value-type="float" office:value="-8.13891291724983" calcext:value-type="float">
            <text:p>-8,14</text:p>
          </table:table-cell>
          <table:table-cell office:value-type="float" office:value="-8.13789908075813" calcext:value-type="float">
            <text:p>-8,14</text:p>
          </table:table-cell>
          <table:table-cell office:value-type="string" calcext:value-type="string">
            <text:p>2020-05-29_21-52-28</text:p>
          </table:table-cell>
          <table:table-cell/>
          <table:table-cell office:value-type="string" calcext:value-type="string">
            <text:p>Reacher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0.05" calcext:value-type="float">
            <text:p>0,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19999" calcext:value-type="float">
            <text:p>19999</text:p>
          </table:table-cell>
          <table:table-cell office:value-type="float" office:value="-8.00761528344672" calcext:value-type="float">
            <text:p>-8,01</text:p>
          </table:table-cell>
          <table:table-cell office:value-type="float" office:value="-8.00704300259438" calcext:value-type="float">
            <text:p>-8,01</text:p>
          </table:table-cell>
          <table:table-cell office:value-type="string" calcext:value-type="string">
            <text:p>2020-06-01_08-25-08</text:p>
          </table:table-cell>
          <table:table-cell/>
          <table:table-cell office:value-type="string" calcext:value-type="string">
            <text:p>Reacher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19999" calcext:value-type="float">
            <text:p>19999</text:p>
          </table:table-cell>
          <table:table-cell office:value-type="float" office:value="-7.88648014836195" calcext:value-type="float">
            <text:p>-7,89</text:p>
          </table:table-cell>
          <table:table-cell office:value-type="float" office:value="-7.88489107202209" calcext:value-type="float">
            <text:p>-7,88</text:p>
          </table:table-cell>
          <table:table-cell office:value-type="string" calcext:value-type="string">
            <text:p>2020-05-27_11-17-21</text:p>
          </table:table-cell>
          <table:table-cell/>
          <table:table-cell office:value-type="string" calcext:value-type="string">
            <text:p>Reacher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19999" calcext:value-type="float">
            <text:p>19999</text:p>
          </table:table-cell>
          <table:table-cell office:value-type="float" office:value="-7.4705479547074" calcext:value-type="float">
            <text:p>-7,47</text:p>
          </table:table-cell>
          <table:table-cell office:value-type="float" office:value="-7.46582416548696" calcext:value-type="float">
            <text:p>-7,47</text:p>
          </table:table-cell>
          <table:table-cell office:value-type="string" calcext:value-type="string">
            <text:p>2020-06-05_00-30-40</text:p>
          </table:table-cell>
          <table:table-cell/>
          <table:table-cell office:value-type="string" calcext:value-type="string">
            <text:p>Reacher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0.05" calcext:value-type="float">
            <text:p>0,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4999" calcext:value-type="float">
            <text:p>4999</text:p>
          </table:table-cell>
          <table:table-cell office:value-type="float" office:value="-7.22621556159343" calcext:value-type="float">
            <text:p>-7,23</text:p>
          </table:table-cell>
          <table:table-cell office:value-type="float" office:value="-7.18166269159176" calcext:value-type="float">
            <text:p>-7,18</text:p>
          </table:table-cell>
          <table:table-cell office:value-type="string" calcext:value-type="string">
            <text:p>2020-05-21_22-39-29</text:p>
          </table:table-cell>
          <table:table-cell/>
          <table:table-cell office:value-type="string" calcext:value-type="string">
            <text:p>Reacher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0.05" calcext:value-type="float">
            <text:p>0,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19999" calcext:value-type="float">
            <text:p>19999</text:p>
          </table:table-cell>
          <table:table-cell office:value-type="float" office:value="-6.99526365171714" calcext:value-type="float">
            <text:p>-7,00</text:p>
          </table:table-cell>
          <table:table-cell office:value-type="float" office:value="-6.9894517264377" calcext:value-type="float">
            <text:p>-6,99</text:p>
          </table:table-cell>
          <table:table-cell office:value-type="string" calcext:value-type="string">
            <text:p>2020-05-24_10-12-06</text:p>
          </table:table-cell>
          <table:table-cell/>
          <table:table-cell office:value-type="string" calcext:value-type="string">
            <text:p>Reacher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-7.84197433344589" calcext:value-type="float">
            <text:p>-7,84</text:p>
          </table:table-cell>
          <table:table-cell office:value-type="float" office:value="-6.88076654067918" calcext:value-type="float">
            <text:p>-6,88</text:p>
          </table:table-cell>
          <table:table-cell office:value-type="string" calcext:value-type="string">
            <text:p>2020-05-19_12-58-25</text:p>
          </table:table-cell>
          <table:table-cell/>
          <table:table-cell office:value-type="string" calcext:value-type="string">
            <text:p>Reacher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,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-6.60030512475765" calcext:value-type="float">
            <text:p>-6,60</text:p>
          </table:table-cell>
          <table:table-cell office:value-type="float" office:value="-6.57684442911505" calcext:value-type="float">
            <text:p>-6,58</text:p>
          </table:table-cell>
          <table:table-cell office:value-type="string" calcext:value-type="string">
            <text:p>2020-05-21_13-40-19</text:p>
          </table:table-cell>
          <table:table-cell/>
          <table:table-cell office:value-type="string" calcext:value-type="string">
            <text:p>Reacher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4999" calcext:value-type="float">
            <text:p>4999</text:p>
          </table:table-cell>
          <table:table-cell office:value-type="float" office:value="-6.45815105956739" calcext:value-type="float">
            <text:p>-6,46</text:p>
          </table:table-cell>
          <table:table-cell office:value-type="float" office:value="-6.39515323900011" calcext:value-type="float">
            <text:p>-6,40</text:p>
          </table:table-cell>
          <table:table-cell office:value-type="string" calcext:value-type="string">
            <text:p>2020-05-22_07-47-35</text:p>
          </table:table-cell>
          <table:table-cell/>
          <table:table-cell office:value-type="string" calcext:value-type="string">
            <text:p>Reacher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,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-6.23588285520676" calcext:value-type="float">
            <text:p>-6,24</text:p>
          </table:table-cell>
          <table:table-cell office:value-type="float" office:value="-6.22643851616535" calcext:value-type="float">
            <text:p>-6,23</text:p>
          </table:table-cell>
          <table:table-cell office:value-type="string" calcext:value-type="string">
            <text:p>2020-05-21_10-47-43</text:p>
          </table:table-cell>
          <table:table-cell/>
          <table:table-cell office:value-type="string" calcext:value-type="string">
            <text:p>Reacher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19999" calcext:value-type="float">
            <text:p>19999</text:p>
          </table:table-cell>
          <table:table-cell office:value-type="float" office:value="-5.86047562587302" calcext:value-type="float">
            <text:p>-5,86</text:p>
          </table:table-cell>
          <table:table-cell office:value-type="float" office:value="-5.85815433369646" calcext:value-type="float">
            <text:p>-5,86</text:p>
          </table:table-cell>
          <table:table-cell office:value-type="string" calcext:value-type="string">
            <text:p>2020-06-07_11-15-08</text:p>
          </table:table-cell>
          <table:table-cell/>
          <table:table-cell office:value-type="string" calcext:value-type="string">
            <text:p>Reacher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0.05" calcext:value-type="float">
            <text:p>0,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19999" calcext:value-type="float">
            <text:p>19999</text:p>
          </table:table-cell>
          <table:table-cell office:value-type="float" office:value="-5.80744755008271" calcext:value-type="float">
            <text:p>-5,81</text:p>
          </table:table-cell>
          <table:table-cell office:value-type="float" office:value="-5.80648544247469" calcext:value-type="float">
            <text:p>-5,81</text:p>
          </table:table-cell>
          <table:table-cell office:value-type="string" calcext:value-type="string">
            <text:p>2020-06-02_13-58-24</text:p>
          </table:table-cell>
          <table:table-cell/>
          <table:table-cell office:value-type="string" calcext:value-type="string">
            <text:p>Reacher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-5.79739177103183" calcext:value-type="float">
            <text:p>-5,80</text:p>
          </table:table-cell>
          <table:table-cell office:value-type="float" office:value="-5.71027298638975" calcext:value-type="float">
            <text:p>-5,71</text:p>
          </table:table-cell>
          <table:table-cell office:value-type="string" calcext:value-type="string">
            <text:p>2020-05-19_23-26-03</text:p>
          </table:table-cell>
          <table:table-cell/>
          <table:table-cell office:value-type="string" calcext:value-type="string">
            <text:p>Reacher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19999" calcext:value-type="float">
            <text:p>19999</text:p>
          </table:table-cell>
          <table:table-cell office:value-type="float" office:value="-5.38901641417738" calcext:value-type="float">
            <text:p>-5,39</text:p>
          </table:table-cell>
          <table:table-cell office:value-type="float" office:value="-5.38789431004856" calcext:value-type="float">
            <text:p>-5,39</text:p>
          </table:table-cell>
          <table:table-cell office:value-type="string" calcext:value-type="string">
            <text:p>2020-05-22_13-43-13</text:p>
          </table:table-cell>
          <table:table-cell/>
          <table:table-cell office:value-type="string" calcext:value-type="string">
            <text:p>Reacher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-5.21048586692252" calcext:value-type="float">
            <text:p>-5,21</text:p>
          </table:table-cell>
          <table:table-cell office:value-type="float" office:value="-5.13827499254945" calcext:value-type="float">
            <text:p>-5,14</text:p>
          </table:table-cell>
          <table:table-cell office:value-type="string" calcext:value-type="string">
            <text:p>2020-05-17_23-50-47</text:p>
          </table:table-cell>
          <table:table-cell/>
          <table:table-cell office:value-type="string" calcext:value-type="string">
            <text:p>Reacher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19999" calcext:value-type="float">
            <text:p>19999</text:p>
          </table:table-cell>
          <table:table-cell office:value-type="float" office:value="-5.12957364375094" calcext:value-type="float">
            <text:p>-5,13</text:p>
          </table:table-cell>
          <table:table-cell office:value-type="float" office:value="-5.12857197040322" calcext:value-type="float">
            <text:p>-5,13</text:p>
          </table:table-cell>
          <table:table-cell office:value-type="string" calcext:value-type="string">
            <text:p>2020-05-31_03-14-08</text:p>
          </table:table-cell>
          <table:table-cell/>
          <table:table-cell office:value-type="string" calcext:value-type="string">
            <text:p>Reacher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0.05" calcext:value-type="float">
            <text:p>0,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19999" calcext:value-type="float">
            <text:p>19999</text:p>
          </table:table-cell>
          <table:table-cell office:value-type="float" office:value="-5.09484160140816" calcext:value-type="float">
            <text:p>-5,09</text:p>
          </table:table-cell>
          <table:table-cell office:value-type="float" office:value="-5.09370064984545" calcext:value-type="float">
            <text:p>-5,09</text:p>
          </table:table-cell>
          <table:table-cell office:value-type="string" calcext:value-type="string">
            <text:p>2020-05-25_10-32-23</text:p>
          </table:table-cell>
          <table:table-cell/>
          <table:table-cell office:value-type="string" calcext:value-type="string">
            <text:p>Reacher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-4.57292285159008" calcext:value-type="float">
            <text:p>-4,57</text:p>
          </table:table-cell>
          <table:table-cell office:value-type="float" office:value="-4.54744765696055" calcext:value-type="float">
            <text:p>-4,55</text:p>
          </table:table-cell>
          <table:table-cell office:value-type="string" calcext:value-type="string">
            <text:p>2020-05-17_21-35-42</text:p>
          </table:table-cell>
          <table:table-cell/>
          <table:table-cell office:value-type="string" calcext:value-type="string">
            <text:p>Reacher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,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-4.41421842136038" calcext:value-type="float">
            <text:p>-4,41</text:p>
          </table:table-cell>
          <table:table-cell office:value-type="float" office:value="-4.40826676032042" calcext:value-type="float">
            <text:p>-4,41</text:p>
          </table:table-cell>
          <table:table-cell office:value-type="string" calcext:value-type="string">
            <text:p>2020-05-18_02-05-01</text:p>
          </table:table-cell>
          <table:table-cell/>
          <table:table-cell office:value-type="string" calcext:value-type="string">
            <text:p>Reacher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1086.10451476142" calcext:value-type="float">
            <text:p>1086,10</text:p>
          </table:table-cell>
          <table:table-cell office:value-type="float" office:value="1327.4409377518" calcext:value-type="float">
            <text:p>1327,44</text:p>
          </table:table-cell>
          <table:table-cell office:value-type="string" calcext:value-type="string">
            <text:p>2020-05-12_05-04-28</text:p>
          </table:table-cell>
          <table:table-cell/>
          <table:table-cell office:value-type="string" calcext:value-type="string">
            <text:p>Walker2d-v2</text:p>
          </table:table-cell>
          <table:table-cell office:value-type="string" calcext:value-type="string">
            <text:p>CTRNN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893.983217200315" calcext:value-type="float">
            <text:p>893,98</text:p>
          </table:table-cell>
          <table:table-cell office:value-type="float" office:value="1415.07270068589" calcext:value-type="float">
            <text:p>1415,07</text:p>
          </table:table-cell>
          <table:table-cell office:value-type="string" calcext:value-type="string">
            <text:p>2020-05-11_18-03-41</text:p>
          </table:table-cell>
          <table:table-cell/>
          <table:table-cell office:value-type="string" calcext:value-type="string">
            <text:p>Walker2d-v2</text:p>
          </table:table-cell>
          <table:table-cell office:value-type="string" calcext:value-type="string">
            <text:p>CTRNN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1479.18906537266" calcext:value-type="float">
            <text:p>1479,19</text:p>
          </table:table-cell>
          <table:table-cell office:value-type="float" office:value="1543.43328116682" calcext:value-type="float">
            <text:p>1543,43</text:p>
          </table:table-cell>
          <table:table-cell office:value-type="string" calcext:value-type="string">
            <text:p>2020-05-13_04-06-29</text:p>
          </table:table-cell>
          <table:table-cell/>
          <table:table-cell office:value-type="string" calcext:value-type="string">
            <text:p>Walker2d-v2</text:p>
          </table:table-cell>
          <table:table-cell office:value-type="string" calcext:value-type="string">
            <text:p>CTRNN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1518.05359645772" calcext:value-type="float">
            <text:p>1518,05</text:p>
          </table:table-cell>
          <table:table-cell office:value-type="float" office:value="1630.80907260459" calcext:value-type="float">
            <text:p>1630,81</text:p>
          </table:table-cell>
          <table:table-cell office:value-type="string" calcext:value-type="string">
            <text:p>2020-05-12_16-00-24</text:p>
          </table:table-cell>
          <table:table-cell/>
          <table:table-cell office:value-type="string" calcext:value-type="string">
            <text:p>Walker2d-v2</text:p>
          </table:table-cell>
          <table:table-cell office:value-type="string" calcext:value-type="string">
            <text:p>CTRNN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,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1323.40216222218" calcext:value-type="float">
            <text:p>1323,40</text:p>
          </table:table-cell>
          <table:table-cell office:value-type="float" office:value="1647.85649908396" calcext:value-type="float">
            <text:p>1647,86</text:p>
          </table:table-cell>
          <table:table-cell office:value-type="string" calcext:value-type="string">
            <text:p>2020-05-11_00-52-46</text:p>
          </table:table-cell>
          <table:table-cell/>
          <table:table-cell office:value-type="string" calcext:value-type="string">
            <text:p>Walker2d-v2</text:p>
          </table:table-cell>
          <table:table-cell office:value-type="string" calcext:value-type="string">
            <text:p>CTRNN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1504.49925810502" calcext:value-type="float">
            <text:p>1504,50</text:p>
          </table:table-cell>
          <table:table-cell office:value-type="float" office:value="1692.88785440362" calcext:value-type="float">
            <text:p>1692,89</text:p>
          </table:table-cell>
          <table:table-cell office:value-type="string" calcext:value-type="string">
            <text:p>2020-05-08_00-04-54</text:p>
          </table:table-cell>
          <table:table-cell/>
          <table:table-cell office:value-type="string" calcext:value-type="string">
            <text:p>Walker2d-v2</text:p>
          </table:table-cell>
          <table:table-cell office:value-type="string" calcext:value-type="string">
            <text:p>CTRNN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1425.45303779973" calcext:value-type="float">
            <text:p>1425,45</text:p>
          </table:table-cell>
          <table:table-cell office:value-type="float" office:value="1754.12321968854" calcext:value-type="float">
            <text:p>1754,12</text:p>
          </table:table-cell>
          <table:table-cell office:value-type="string" calcext:value-type="string">
            <text:p>2020-05-11_07-40-54</text:p>
          </table:table-cell>
          <table:table-cell/>
          <table:table-cell office:value-type="string" calcext:value-type="string">
            <text:p>Walker2d-v2</text:p>
          </table:table-cell>
          <table:table-cell office:value-type="string" calcext:value-type="string">
            <text:p>CTRNN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1577.15826969901" calcext:value-type="float">
            <text:p>1577,16</text:p>
          </table:table-cell>
          <table:table-cell office:value-type="float" office:value="2185.7698823661" calcext:value-type="float">
            <text:p>2185,77</text:p>
          </table:table-cell>
          <table:table-cell office:value-type="string" calcext:value-type="string">
            <text:p>2020-05-09_07-07-00</text:p>
          </table:table-cell>
          <table:table-cell/>
          <table:table-cell office:value-type="string" calcext:value-type="string">
            <text:p>Walker2d-v2</text:p>
          </table:table-cell>
          <table:table-cell office:value-type="string" calcext:value-type="string">
            <text:p>CTRNN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2481.7982728353" calcext:value-type="float">
            <text:p>2481,80</text:p>
          </table:table-cell>
          <table:table-cell office:value-type="float" office:value="2706.4345573875" calcext:value-type="float">
            <text:p>2706,43</text:p>
          </table:table-cell>
          <table:table-cell office:value-type="string" calcext:value-type="string">
            <text:p>2020-05-12_02-54-05</text:p>
          </table:table-cell>
          <table:table-cell/>
          <table:table-cell office:value-type="string" calcext:value-type="string">
            <text:p>Walker2d-v2</text:p>
          </table:table-cell>
          <table:table-cell office:value-type="string" calcext:value-type="string">
            <text:p>CTRNN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2430.41862792543" calcext:value-type="float">
            <text:p>2430,42</text:p>
          </table:table-cell>
          <table:table-cell office:value-type="float" office:value="2735.97894554013" calcext:value-type="float">
            <text:p>2735,98</text:p>
          </table:table-cell>
          <table:table-cell office:value-type="string" calcext:value-type="string">
            <text:p>2020-05-13_08-52-17</text:p>
          </table:table-cell>
          <table:table-cell/>
          <table:table-cell office:value-type="string" calcext:value-type="string">
            <text:p>Walker2d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1994.17582450188" calcext:value-type="float">
            <text:p>1994,18</text:p>
          </table:table-cell>
          <table:table-cell office:value-type="float" office:value="2746.3304712837" calcext:value-type="float">
            <text:p>2746,33</text:p>
          </table:table-cell>
          <table:table-cell office:value-type="string" calcext:value-type="string">
            <text:p>2020-05-08_17-28-37</text:p>
          </table:table-cell>
          <table:table-cell/>
          <table:table-cell office:value-type="string" calcext:value-type="string">
            <text:p>Walker2d-v2</text:p>
          </table:table-cell>
          <table:table-cell office:value-type="string" calcext:value-type="string">
            <text:p>CTRNN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2355.36055591592" calcext:value-type="float">
            <text:p>2355,36</text:p>
          </table:table-cell>
          <table:table-cell office:value-type="float" office:value="2868.13849286823" calcext:value-type="float">
            <text:p>2868,14</text:p>
          </table:table-cell>
          <table:table-cell office:value-type="string" calcext:value-type="string">
            <text:p>2020-05-09_17-40-01</text:p>
          </table:table-cell>
          <table:table-cell/>
          <table:table-cell office:value-type="string" calcext:value-type="string">
            <text:p>Walker2d-v2</text:p>
          </table:table-cell>
          <table:table-cell office:value-type="string" calcext:value-type="string">
            <text:p>CTRNN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1950.32942322198" calcext:value-type="float">
            <text:p>1950,33</text:p>
          </table:table-cell>
          <table:table-cell office:value-type="float" office:value="2871.47378751123" calcext:value-type="float">
            <text:p>2871,47</text:p>
          </table:table-cell>
          <table:table-cell office:value-type="string" calcext:value-type="string">
            <text:p>2020-05-08_01-56-53</text:p>
          </table:table-cell>
          <table:table-cell/>
          <table:table-cell office:value-type="string" calcext:value-type="string">
            <text:p>Walker2d-v2</text:p>
          </table:table-cell>
          <table:table-cell office:value-type="string" calcext:value-type="string">
            <text:p>LNN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1004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2595.16478026894" calcext:value-type="float">
            <text:p>2595,16</text:p>
          </table:table-cell>
          <table:table-cell office:value-type="float" office:value="3200.64801843841" calcext:value-type="float">
            <text:p>3200,65</text:p>
          </table:table-cell>
          <table:table-cell office:value-type="string" calcext:value-type="string">
            <text:p>2020-05-12_23-22-29</text:p>
          </table:table-cell>
          <table:table-cell/>
          <table:table-cell office:value-type="string" calcext:value-type="string">
            <text:p>Walker2d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2227.87947302823" calcext:value-type="float">
            <text:p>2227,88</text:p>
          </table:table-cell>
          <table:table-cell office:value-type="float" office:value="3279.09142775708" calcext:value-type="float">
            <text:p>3279,09</text:p>
          </table:table-cell>
          <table:table-cell office:value-type="string" calcext:value-type="string">
            <text:p>2020-05-08_19-23-03</text:p>
          </table:table-cell>
          <table:table-cell/>
          <table:table-cell office:value-type="string" calcext:value-type="string">
            <text:p>Walker2d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,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2642.46307303058" calcext:value-type="float">
            <text:p>2642,46</text:p>
          </table:table-cell>
          <table:table-cell office:value-type="float" office:value="3468.78394921686" calcext:value-type="float">
            <text:p>3468,78</text:p>
          </table:table-cell>
          <table:table-cell office:value-type="string" calcext:value-type="string">
            <text:p>2020-05-08_21-33-03</text:p>
          </table:table-cell>
          <table:table-cell/>
          <table:table-cell office:value-type="string" calcext:value-type="string">
            <text:p>Walker2d-v2</text:p>
          </table:table-cell>
          <table:table-cell office:value-type="string" calcext:value-type="string">
            <text:p>CTRNN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2661.09675593604" calcext:value-type="float">
            <text:p>2661,10</text:p>
          </table:table-cell>
          <table:table-cell office:value-type="float" office:value="3549.47848329715" calcext:value-type="float">
            <text:p>3549,48</text:p>
          </table:table-cell>
          <table:table-cell office:value-type="string" calcext:value-type="string">
            <text:p>2020-05-11_10-24-12</text:p>
          </table:table-cell>
          <table:table-cell/>
          <table:table-cell office:value-type="string" calcext:value-type="string">
            <text:p>Walker2d-v2</text:p>
          </table:table-cell>
          <table:table-cell office:value-type="string" calcext:value-type="string">
            <text:p>CTRNN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2820.44798350631" calcext:value-type="float">
            <text:p>2820,45</text:p>
          </table:table-cell>
          <table:table-cell office:value-type="float" office:value="3602.51987117528" calcext:value-type="float">
            <text:p>3602,52</text:p>
          </table:table-cell>
          <table:table-cell office:value-type="string" calcext:value-type="string">
            <text:p>2020-05-10_07-28-23</text:p>
          </table:table-cell>
          <table:table-cell/>
          <table:table-cell office:value-type="string" calcext:value-type="string">
            <text:p>Walker2d-v2</text:p>
          </table:table-cell>
          <table:table-cell office:value-type="string" calcext:value-type="string">
            <text:p>CTRNN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2954.78200837742" calcext:value-type="float">
            <text:p>2954,78</text:p>
          </table:table-cell>
          <table:table-cell office:value-type="float" office:value="3608.78966161313" calcext:value-type="float">
            <text:p>3608,79</text:p>
          </table:table-cell>
          <table:table-cell office:value-type="string" calcext:value-type="string">
            <text:p>2020-05-13_22-12-38</text:p>
          </table:table-cell>
          <table:table-cell/>
          <table:table-cell office:value-type="string" calcext:value-type="string">
            <text:p>Walker2d-v2</text:p>
          </table:table-cell>
          <table:table-cell office:value-type="string" calcext:value-type="string">
            <text:p>CTRNN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3001.93772768457" calcext:value-type="float">
            <text:p>3001,94</text:p>
          </table:table-cell>
          <table:table-cell office:value-type="float" office:value="3615.96022357863" calcext:value-type="float">
            <text:p>3615,96</text:p>
          </table:table-cell>
          <table:table-cell office:value-type="string" calcext:value-type="string">
            <text:p>2020-05-10_22-51-41</text:p>
          </table:table-cell>
          <table:table-cell/>
          <table:table-cell office:value-type="string" calcext:value-type="string">
            <text:p>Walker2d-v2</text:p>
          </table:table-cell>
          <table:table-cell office:value-type="string" calcext:value-type="string">
            <text:p>CTRNN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2465.14016562296" calcext:value-type="float">
            <text:p>2465,14</text:p>
          </table:table-cell>
          <table:table-cell office:value-type="float" office:value="3652.38413527124" calcext:value-type="float">
            <text:p>3652,38</text:p>
          </table:table-cell>
          <table:table-cell office:value-type="string" calcext:value-type="string">
            <text:p>2020-05-14_06-49-56</text:p>
          </table:table-cell>
          <table:table-cell/>
          <table:table-cell office:value-type="string" calcext:value-type="string">
            <text:p>Walker2d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2493.1246229279" calcext:value-type="float">
            <text:p>2493,12</text:p>
          </table:table-cell>
          <table:table-cell office:value-type="float" office:value="3725.50627760588" calcext:value-type="float">
            <text:p>3725,51</text:p>
          </table:table-cell>
          <table:table-cell office:value-type="string" calcext:value-type="string">
            <text:p>2020-05-12_17-08-01</text:p>
          </table:table-cell>
          <table:table-cell/>
          <table:table-cell office:value-type="string" calcext:value-type="string">
            <text:p>Walker2d-v2</text:p>
          </table:table-cell>
          <table:table-cell office:value-type="string" calcext:value-type="string">
            <text:p>CTRNN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500" calcext:value-type="float">
            <text:p>250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3182.14747667377" calcext:value-type="float">
            <text:p>3182,15</text:p>
          </table:table-cell>
          <table:table-cell office:value-type="float" office:value="3797.46641045551" calcext:value-type="float">
            <text:p>3797,47</text:p>
          </table:table-cell>
          <table:table-cell office:value-type="string" calcext:value-type="string">
            <text:p>2020-05-10_01-42-16</text:p>
          </table:table-cell>
          <table:table-cell/>
          <table:table-cell office:value-type="string" calcext:value-type="string">
            <text:p>Walker2d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5" calcext:value-type="float">
            <text:p>0,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3200.36348384737" calcext:value-type="float">
            <text:p>3200,36</text:p>
          </table:table-cell>
          <table:table-cell office:value-type="float" office:value="3876.20728943136" calcext:value-type="float">
            <text:p>3876,21</text:p>
          </table:table-cell>
          <table:table-cell office:value-type="string" calcext:value-type="string">
            <text:p>2020-05-12_21-47-39</text:p>
          </table:table-cell>
          <table:table-cell/>
          <table:table-cell office:value-type="string" calcext:value-type="string">
            <text:p>Walker2d-v2</text:p>
          </table:table-cell>
          <table:table-cell office:value-type="string" calcext:value-type="string">
            <text:p>CTRNN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2500" calcext:value-type="float">
            <text:p>250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,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2957.50392724028" calcext:value-type="float">
            <text:p>2957,50</text:p>
          </table:table-cell>
          <table:table-cell office:value-type="float" office:value="4436.94542302988" calcext:value-type="float">
            <text:p>4436,95</text:p>
          </table:table-cell>
          <table:table-cell office:value-type="string" calcext:value-type="string">
            <text:p>2020-05-09_01-45-52</text:p>
          </table:table-cell>
          <table:table-cell/>
          <table:table-cell office:value-type="string" calcext:value-type="string">
            <text:p>Walker2d-v2</text:p>
          </table:table-cell>
          <table:table-cell office:value-type="string" calcext:value-type="string">
            <text:p>CTRNN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2727.32674348656" calcext:value-type="float">
            <text:p>2727,33</text:p>
          </table:table-cell>
          <table:table-cell office:value-type="float" office:value="4548.23835546019" calcext:value-type="float">
            <text:p>4548,24</text:p>
          </table:table-cell>
          <table:table-cell office:value-type="string" calcext:value-type="string">
            <text:p>2020-05-10_09-24-07</text:p>
          </table:table-cell>
          <table:table-cell/>
          <table:table-cell office:value-type="string" calcext:value-type="string">
            <text:p>Walker2d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3594.00662679911" calcext:value-type="float">
            <text:p>3594,01</text:p>
          </table:table-cell>
          <table:table-cell office:value-type="float" office:value="4606.53046994091" calcext:value-type="float">
            <text:p>4606,53</text:p>
          </table:table-cell>
          <table:table-cell office:value-type="string" calcext:value-type="string">
            <text:p>2020-05-10_17-24-51</text:p>
          </table:table-cell>
          <table:table-cell/>
          <table:table-cell office:value-type="string" calcext:value-type="string">
            <text:p>Walker2d-v2</text:p>
          </table:table-cell>
          <table:table-cell office:value-type="string" calcext:value-type="string">
            <text:p>CTRNN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 table:number-rows-repeated="10484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a.A1:a.U122">
          <table:sort>
            <table:sort-by table:field-number="5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2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9-22T12:44:36.663004887</dc:date>
    <meta:editing-duration>PT6M26S</meta:editing-duration>
    <meta:editing-cycles>1</meta:editing-cycles>
    <meta:document-statistic meta:table-count="1" meta:cell-count="1976" meta:object-count="0"/>
    <meta:generator>LibreOffice/6.4.6.2$Linux_X86_64 LibreOffice_project/40$Build-2</meta:generator>
  </office:meta>
</office:document-meta>
</file>